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383d" officeooo:paragraph-rsid="0011383d"/>
    </style:style>
    <style:style style:name="P2" style:family="paragraph" style:parent-style-name="Standard">
      <style:text-properties style:text-underline-style="none" officeooo:rsid="0011ada4" officeooo:paragraph-rsid="0011ada4"/>
    </style:style>
    <style:style style:name="P3" style:family="paragraph" style:parent-style-name="Standard">
      <style:text-properties style:text-underline-style="none" officeooo:rsid="0012b1e8" officeooo:paragraph-rsid="0012b1e8"/>
    </style:style>
    <style:style style:name="P4" style:family="paragraph" style:parent-style-name="Standard">
      <style:text-properties style:text-underline-style="none" fo:font-weight="bold" officeooo:rsid="0011ada4" officeooo:paragraph-rsid="0011ada4" style:font-weight-asian="bold" style:font-weight-complex="bold"/>
    </style:style>
    <style:style style:name="P5" style:family="paragraph" style:parent-style-name="Standard">
      <style:text-properties style:text-underline-style="none" fo:font-weight="bold" officeooo:rsid="0012b1e8" officeooo:paragraph-rsid="0012b1e8" style:font-weight-asian="bold" style:font-weight-complex="bold"/>
    </style:style>
    <style:style style:name="P6" style:family="paragraph" style:parent-style-name="Standard">
      <style:text-properties fo:font-weight="bold" officeooo:rsid="001465ba" officeooo:paragraph-rsid="001465ba" style:font-weight-asian="bold" style:font-weight-complex="bold"/>
    </style:style>
    <style:style style:name="P7" style:family="paragraph" style:parent-style-name="Standard">
      <style:text-properties fo:font-size="14pt" fo:font-weight="bold" officeooo:rsid="0011383d" officeooo:paragraph-rsid="0011383d" style:font-size-asian="14pt" style:font-weight-asian="bold" style:font-size-complex="14pt" style:font-weight-complex="bold"/>
    </style:style>
    <style:style style:name="P8" style:family="paragraph" style:parent-style-name="Standard">
      <style:text-properties fo:font-size="14pt" fo:font-weight="bold" officeooo:rsid="0011383d" officeooo:paragraph-rsid="0012b1e8" style:font-size-asian="14pt" style:font-weight-asian="bold" style:font-size-complex="14pt" style:font-weight-complex="bold"/>
    </style:style>
    <style:style style:name="P9" style:family="paragraph" style:parent-style-name="Standard">
      <style:text-properties fo:font-size="14pt" fo:font-weight="bold" officeooo:rsid="0011383d" officeooo:paragraph-rsid="0013858c" style:font-size-asian="14pt" style:font-weight-asian="bold" style:font-size-complex="14pt" style:font-weight-complex="bold"/>
    </style:style>
    <style:style style:name="P10" style:family="paragraph" style:parent-style-name="Standard">
      <style:text-properties fo:font-size="14pt" fo:font-weight="bold" officeooo:rsid="0011383d" officeooo:paragraph-rsid="001465ba" style:font-size-asian="14pt" style:font-weight-asian="bold" style:font-size-complex="14pt" style:font-weight-complex="bold"/>
    </style:style>
    <style:style style:name="P11" style:family="paragraph" style:parent-style-name="Standard">
      <style:text-properties fo:font-size="14pt" style:text-underline-style="none" fo:font-weight="bold" officeooo:rsid="0017c482" officeooo:paragraph-rsid="0017c482" style:font-size-asian="14pt" style:font-weight-asian="bold" style:font-size-complex="14pt" style:font-weight-complex="bold"/>
    </style:style>
    <style:style style:name="P12" style:family="paragraph" style:parent-style-name="Standard">
      <style:text-properties fo:font-size="14pt" style:text-underline-style="none" fo:font-weight="bold" officeooo:rsid="00183e00" officeooo:paragraph-rsid="00183e00" style:font-size-asian="12.25pt" style:font-weight-asian="bold" style:font-size-complex="14pt" style:font-weight-complex="bold"/>
    </style:style>
    <style:style style:name="P13" style:family="paragraph" style:parent-style-name="Standard">
      <style:text-properties fo:font-size="12pt" style:text-underline-style="none" fo:font-weight="bold" officeooo:rsid="0012b1e8" officeooo:paragraph-rsid="0012b1e8" style:font-size-asian="10.5pt" style:font-weight-asian="bold" style:font-size-complex="12pt" style:font-weight-complex="bold"/>
    </style:style>
    <style:style style:name="P14" style:family="paragraph" style:parent-style-name="Standard">
      <style:text-properties fo:font-size="12pt" style:text-underline-style="none" fo:font-weight="bold" officeooo:rsid="0013858c" officeooo:paragraph-rsid="0013858c" style:font-size-asian="10.5pt" style:font-weight-asian="bold" style:font-size-complex="12pt" style:font-weight-complex="bold"/>
    </style:style>
    <style:style style:name="P15" style:family="paragraph" style:parent-style-name="Standard">
      <style:text-properties fo:font-size="12pt" style:text-underline-style="none" fo:font-weight="bold" officeooo:rsid="001465ba" officeooo:paragraph-rsid="001465ba" style:font-size-asian="10.5pt" style:font-weight-asian="bold" style:font-size-complex="12pt" style:font-weight-complex="bold"/>
    </style:style>
    <style:style style:name="P16" style:family="paragraph" style:parent-style-name="Standard">
      <style:text-properties fo:font-size="12pt" style:text-underline-style="none" fo:font-weight="bold" officeooo:rsid="001465ba" officeooo:paragraph-rsid="0015b398" style:font-size-asian="10.5pt" style:font-weight-asian="bold" style:font-size-complex="12pt" style:font-weight-complex="bold"/>
    </style:style>
    <style:style style:name="P17" style:family="paragraph" style:parent-style-name="Standard">
      <style:text-properties fo:font-size="12pt" style:text-underline-style="none" fo:font-weight="bold" officeooo:rsid="001465ba" officeooo:paragraph-rsid="001624aa" style:font-size-asian="10.5pt" style:font-weight-asian="bold" style:font-size-complex="12pt" style:font-weight-complex="bold"/>
    </style:style>
    <style:style style:name="P18" style:family="paragraph" style:parent-style-name="Standard">
      <style:text-properties fo:font-size="12pt" style:text-underline-style="none" fo:font-weight="bold" officeooo:rsid="0015b398" officeooo:paragraph-rsid="0015b398" style:font-size-asian="10.5pt" style:font-weight-asian="bold" style:font-size-complex="12pt" style:font-weight-complex="bold"/>
    </style:style>
    <style:style style:name="P19" style:family="paragraph" style:parent-style-name="Standard">
      <style:text-properties fo:font-size="12pt" style:text-underline-style="none" fo:font-weight="bold" officeooo:rsid="001624aa" officeooo:paragraph-rsid="001624aa" style:font-size-asian="10.5pt" style:font-weight-asian="bold" style:font-size-complex="12pt" style:font-weight-complex="bold"/>
    </style:style>
    <style:style style:name="P20" style:family="paragraph" style:parent-style-name="Standard">
      <style:text-properties fo:font-size="12pt" style:text-underline-style="none" fo:font-weight="bold" officeooo:rsid="0017c482" officeooo:paragraph-rsid="0017c482" style:font-size-asian="10.5pt" style:font-weight-asian="bold" style:font-size-complex="12pt" style:font-weight-complex="bold"/>
    </style:style>
    <style:style style:name="P21" style:family="paragraph" style:parent-style-name="Text_20_body">
      <style:text-properties fo:font-size="12pt" style:text-underline-style="none" fo:font-weight="bold" officeooo:rsid="0017c482" officeooo:paragraph-rsid="0017c482" style:font-size-asian="10.5pt" style:font-weight-asian="bold" style:font-size-complex="12pt" style:font-weight-complex="bold"/>
    </style:style>
    <style:style style:name="P22" style:family="paragraph" style:parent-style-name="Standard">
      <style:text-properties fo:font-size="12pt" style:text-underline-style="none" fo:font-weight="bold" officeooo:rsid="0018a6de" officeooo:paragraph-rsid="0018a6de" style:font-size-asian="10.5pt" style:font-weight-asian="bold" style:font-size-complex="12pt" style:font-weight-complex="bold"/>
    </style:style>
    <style:style style:name="P23" style:family="paragraph" style:parent-style-name="Standard">
      <style:text-properties fo:font-size="12pt" style:text-underline-style="none" fo:font-weight="normal" officeooo:rsid="001624aa" officeooo:paragraph-rsid="001624aa"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17c482" officeooo:paragraph-rsid="0017c482" style:font-size-asian="10.5pt" style:font-weight-asian="normal" style:font-size-complex="12pt" style:font-weight-complex="normal"/>
    </style:style>
    <style:style style:name="P25" style:family="paragraph" style:parent-style-name="Standard">
      <style:text-properties fo:color="#000000" loext:opacity="100%" fo:font-size="18pt" style:text-underline-style="solid" style:text-underline-width="auto" style:text-underline-color="font-color" fo:font-weight="bold" officeooo:rsid="0011383d" officeooo:paragraph-rsid="0011383d" fo:background-color="#81aca6" style:font-size-asian="18pt" style:font-weight-asian="bold" style:font-size-complex="18pt" style:font-weight-complex="bold"/>
    </style:style>
    <style:style style:name="P26" style:family="paragraph" style:parent-style-name="Standard">
      <style:text-properties officeooo:paragraph-rsid="001465ba"/>
    </style:style>
    <style:style style:name="P27" style:family="paragraph" style:parent-style-name="Standard">
      <style:text-properties officeooo:paragraph-rsid="0017c482"/>
    </style:style>
    <style:style style:name="P28" style:family="paragraph" style:parent-style-name="Standard">
      <style:text-properties officeooo:paragraph-rsid="0018a6de"/>
    </style:style>
    <style:style style:name="P29" style:family="paragraph" style:parent-style-name="Standard">
      <style:text-properties fo:font-size="12pt" style:text-underline-style="none" fo:font-weight="normal" officeooo:rsid="0013858c" officeooo:paragraph-rsid="0012b1e8"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3858c" officeooo:paragraph-rsid="0013858c"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1465ba" officeooo:paragraph-rsid="001465ba"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5b398" officeooo:paragraph-rsid="0015b398"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183e00" officeooo:paragraph-rsid="0017c482"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183e00" officeooo:paragraph-rsid="00183e00"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19439e" officeooo:paragraph-rsid="0019439e"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1a52bf" officeooo:paragraph-rsid="001a52bf" style:font-size-asian="10.5pt" style:font-weight-asian="normal" style:font-size-complex="12pt" style:font-weight-complex="normal"/>
    </style:style>
    <style:style style:name="P37" style:family="paragraph" style:parent-style-name="Standard">
      <style:text-properties fo:font-size="12pt" style:text-underline-style="none" fo:font-weight="bold" officeooo:rsid="0019439e" officeooo:paragraph-rsid="0019439e" style:font-size-asian="10.5pt" style:font-weight-asian="bold" style:font-size-complex="12pt" style:font-weight-complex="bold"/>
    </style:style>
    <style:style style:name="P38" style:family="paragraph" style:parent-style-name="Standard">
      <style:text-properties fo:font-size="12pt" style:text-underline-style="none" fo:font-weight="bold" officeooo:rsid="0019439e" officeooo:paragraph-rsid="001a52bf" style:font-size-asian="10.5pt" style:font-weight-asian="bold" style:font-size-complex="12pt" style:font-weight-complex="bold"/>
    </style:style>
    <style:style style:name="P39" style:family="paragraph" style:parent-style-name="Standard">
      <style:text-properties fo:font-size="12pt" style:text-underline-style="none" fo:font-weight="bold" officeooo:rsid="001a52bf" officeooo:paragraph-rsid="001a52bf" style:font-size-asian="10.5pt" style:font-weight-asian="bold" style:font-size-complex="12pt" style:font-weight-complex="bold"/>
    </style:style>
    <style:style style:name="P40" style:family="paragraph" style:parent-style-name="Standard">
      <style:text-properties fo:font-size="12pt" fo:font-style="normal" style:text-underline-style="none" fo:font-weight="normal" officeooo:rsid="001624aa" officeooo:paragraph-rsid="001624aa"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1624aa" officeooo:paragraph-rsid="0017c482" style:font-size-asian="10.5pt" style:font-style-asian="normal" style:font-weight-asian="normal" style:font-size-complex="12pt" style:font-style-complex="normal" style:font-weight-complex="normal"/>
    </style:style>
    <style:style style:name="P42" style:family="paragraph" style:parent-style-name="Standard">
      <style:text-properties fo:font-size="14pt" style:text-underline-style="none" fo:font-weight="bold" officeooo:rsid="0017c482" officeooo:paragraph-rsid="0019439e" style:font-size-asian="14pt" style:font-weight-asian="bold" style:font-size-complex="14pt" style:font-weight-complex="bold"/>
    </style:style>
    <style:style style:name="P43" style:family="paragraph" style:parent-style-name="Standard">
      <style:text-properties fo:font-size="14pt" style:text-underline-style="none" fo:font-weight="bold" officeooo:rsid="0017c482" officeooo:paragraph-rsid="001e3d4e" style:font-size-asian="14pt" style:font-weight-asian="bold" style:font-size-complex="14pt" style:font-weight-complex="bold"/>
    </style:style>
    <style:style style:name="P44" style:family="paragraph" style:parent-style-name="Standard">
      <style:text-properties style:text-underline-style="none" fo:font-weight="normal" officeooo:rsid="0012b1e8" officeooo:paragraph-rsid="0012b1e8" style:font-weight-asian="normal" style:font-weight-complex="normal"/>
    </style:style>
    <style:style style:name="P45" style:family="paragraph" style:parent-style-name="Standard">
      <style:text-properties officeooo:paragraph-rsid="001a52bf"/>
    </style:style>
    <style:style style:name="P46" style:family="paragraph" style:parent-style-name="Standard">
      <style:text-properties fo:font-weight="bold" officeooo:rsid="001b0f3d" officeooo:paragraph-rsid="001b0f3d" style:font-weight-asian="bold" style:font-weight-complex="bold"/>
    </style:style>
    <style:style style:name="P47" style:family="paragraph" style:parent-style-name="Standard">
      <style:text-properties fo:font-weight="bold" officeooo:rsid="001bdf4a" officeooo:paragraph-rsid="001bdf4a" style:font-weight-asian="bold" style:font-weight-complex="bold"/>
    </style:style>
    <style:style style:name="P48" style:family="paragraph" style:parent-style-name="Standard">
      <style:text-properties fo:font-weight="bold" officeooo:rsid="001f9c2e" officeooo:paragraph-rsid="001f9c2e" style:font-weight-asian="bold" style:font-weight-complex="bold"/>
    </style:style>
    <style:style style:name="P49" style:family="paragraph" style:parent-style-name="Standard">
      <style:text-properties fo:font-weight="bold" officeooo:rsid="0020b271" officeooo:paragraph-rsid="0020b271" style:font-weight-asian="bold" style:font-weight-complex="bold"/>
    </style:style>
    <style:style style:name="P50" style:family="paragraph" style:parent-style-name="Standard">
      <style:text-properties fo:font-weight="normal" officeooo:rsid="001b0f3d" officeooo:paragraph-rsid="001b0f3d" style:font-weight-asian="normal" style:font-weight-complex="normal"/>
    </style:style>
    <style:style style:name="P51" style:family="paragraph" style:parent-style-name="Standard">
      <style:text-properties officeooo:paragraph-rsid="001bdf4a"/>
    </style:style>
    <style:style style:name="P52" style:family="paragraph" style:parent-style-name="Standard">
      <style:text-properties officeooo:paragraph-rsid="001e3d4e"/>
    </style:style>
    <style:style style:name="P53" style:family="paragraph" style:parent-style-name="Standard">
      <style:text-properties officeooo:paragraph-rsid="001f9c2e"/>
    </style:style>
    <style:style style:name="P54" style:family="paragraph" style:parent-style-name="Standard">
      <style:text-properties officeooo:paragraph-rsid="0020b271"/>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3">
      <style:text-properties officeooo:paragraph-rsid="0018a6de"/>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ada4"/>
    </style:style>
    <style:style style:name="T3" style:family="text">
      <style:text-properties style:text-underline-style="solid" style:text-underline-width="auto" style:text-underline-color="font-color" officeooo:rsid="0013858c"/>
    </style:style>
    <style:style style:name="T4" style:family="text">
      <style:text-properties style:text-underline-style="solid" style:text-underline-width="auto" style:text-underline-color="font-color" officeooo:rsid="001465ba"/>
    </style:style>
    <style:style style:name="T5" style:family="text">
      <style:text-properties style:text-underline-style="solid" style:text-underline-width="auto" style:text-underline-color="font-color" fo:font-weight="normal" officeooo:rsid="0011ada4" style:font-weight-asian="normal" style:font-weight-complex="normal"/>
    </style:style>
    <style:style style:name="T6" style:family="text">
      <style:text-properties style:text-underline-style="solid" style:text-underline-width="auto" style:text-underline-color="font-color" fo:font-weight="normal" officeooo:rsid="0019439e" style:font-weight-asian="normal" style:font-weight-complex="normal"/>
    </style:style>
    <style:style style:name="T7" style:family="text">
      <style:text-properties style:text-underline-style="solid" style:text-underline-width="auto" style:text-underline-color="font-color" fo:font-weight="normal" officeooo:rsid="001e3d4e" style:font-weight-asian="normal" style:font-weight-complex="normal"/>
    </style:style>
    <style:style style:name="T8" style:family="text">
      <style:text-properties style:text-underline-style="solid" style:text-underline-width="auto" style:text-underline-color="font-color" officeooo:rsid="0019439e"/>
    </style:style>
    <style:style style:name="T9" style:family="text">
      <style:text-properties style:text-underline-style="solid" style:text-underline-width="auto" style:text-underline-color="font-color" officeooo:rsid="001e3d4e"/>
    </style:style>
    <style:style style:name="T10" style:family="text">
      <style:text-properties officeooo:rsid="0012b1e8"/>
    </style:style>
    <style:style style:name="T11" style:family="text">
      <style:text-properties style:text-line-through-style="none" style:text-line-through-type="none" style:text-underline-style="solid" style:text-underline-width="auto" style:text-underline-color="font-color" officeooo:rsid="0012b1e8"/>
    </style:style>
    <style:style style:name="T12" style:family="text">
      <style:text-properties fo:font-weight="bold" style:font-weight-asian="bold" style:font-weight-complex="bold"/>
    </style:style>
    <style:style style:name="T13" style:family="text">
      <style:text-properties fo:font-weight="bold" officeooo:rsid="001465ba" style:font-weight-asian="bold" style:font-weight-complex="bold"/>
    </style:style>
    <style:style style:name="T14" style:family="text">
      <style:text-properties fo:font-weight="bold" officeooo:rsid="001f9c2e" style:font-weight-asian="bold" style:font-weight-complex="bold"/>
    </style:style>
    <style:style style:name="T15" style:family="text">
      <style:text-properties fo:font-weight="bold" officeooo:rsid="0020b271"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3858c" style:font-weight-asian="normal" style:font-weight-complex="normal"/>
    </style:style>
    <style:style style:name="T18" style:family="text">
      <style:text-properties fo:font-weight="normal" officeooo:rsid="001465ba" style:font-weight-asian="normal" style:font-weight-complex="normal"/>
    </style:style>
    <style:style style:name="T19" style:family="text">
      <style:text-properties fo:font-weight="normal" officeooo:rsid="0015b398" style:font-weight-asian="normal" style:font-weight-complex="normal"/>
    </style:style>
    <style:style style:name="T20" style:family="text">
      <style:text-properties fo:font-weight="normal" officeooo:rsid="00183e00" style:font-weight-asian="normal" style:font-weight-complex="normal"/>
    </style:style>
    <style:style style:name="T21" style:family="text">
      <style:text-properties fo:font-weight="normal" officeooo:rsid="001b0f3d" style:font-weight-asian="normal" style:font-weight-complex="normal"/>
    </style:style>
    <style:style style:name="T22" style:family="text">
      <style:text-properties fo:font-weight="normal" officeooo:rsid="0020b271" style:font-weight-asian="normal" style:font-weight-complex="normal"/>
    </style:style>
    <style:style style:name="T23" style:family="text">
      <style:text-properties officeooo:rsid="0013858c"/>
    </style:style>
    <style:style style:name="T24" style:family="text">
      <style:text-properties fo:font-size="12pt" style:text-underline-style="none" fo:font-weight="bold" officeooo:rsid="001465ba" style:font-size-asian="10.5pt" style:font-weight-asian="bold" style:font-size-complex="12pt" style:font-weight-complex="bold"/>
    </style:style>
    <style:style style:name="T25" style:family="text">
      <style:text-properties fo:font-size="12pt" style:text-underline-style="none" fo:font-weight="bold" officeooo:rsid="0018a6de" style:font-size-asian="10.5pt" style:font-weight-asian="bold" style:font-size-complex="12pt" style:font-weight-complex="bold"/>
    </style:style>
    <style:style style:name="T26" style:family="text">
      <style:text-properties fo:font-size="12pt" style:text-underline-style="none" fo:font-weight="bold" officeooo:rsid="00183e00" style:font-size-asian="10.5pt" style:font-weight-asian="bold" style:font-size-complex="12pt" style:font-weight-complex="bold"/>
    </style:style>
    <style:style style:name="T27" style:family="text">
      <style:text-properties fo:font-size="12pt" style:text-underline-style="none" fo:font-weight="bold" officeooo:rsid="001a52bf" style:font-size-asian="10.5pt" style:font-weight-asian="bold" style:font-size-complex="12pt" style:font-weight-complex="bold"/>
    </style:style>
    <style:style style:name="T28" style:family="text">
      <style:text-properties fo:font-size="12pt" style:text-underline-style="none" fo:font-weight="bold" officeooo:rsid="001bdf4a" style:font-size-asian="10.5pt" style:font-weight-asian="bold" style:font-size-complex="12pt" style:font-weight-complex="bold"/>
    </style:style>
    <style:style style:name="T29" style:family="text">
      <style:text-properties fo:font-size="12pt" style:text-underline-style="none" fo:font-weight="bold" officeooo:rsid="001e3d4e" style:font-size-asian="10.5pt" style:font-weight-asian="bold" style:font-size-complex="12pt" style:font-weight-complex="bold"/>
    </style:style>
    <style:style style:name="T30" style:family="text">
      <style:text-properties fo:font-size="12pt" style:text-underline-style="none" fo:font-weight="normal" style:font-size-asian="10.5pt" style:font-weight-asian="normal" style:font-size-complex="12pt" style:font-weight-complex="normal"/>
    </style:style>
    <style:style style:name="T31" style:family="text">
      <style:text-properties fo:font-size="12pt" style:text-underline-style="none" fo:font-weight="normal" officeooo:rsid="001465ba" style:font-size-asian="10.5pt" style:font-weight-asian="normal" style:font-size-complex="12pt" style:font-weight-complex="normal"/>
    </style:style>
    <style:style style:name="T32" style:family="text">
      <style:text-properties fo:font-size="12pt" style:text-underline-style="none" fo:font-weight="normal" officeooo:rsid="00183e00" style:font-size-asian="10.5pt" style:font-weight-asian="normal" style:font-size-complex="12pt" style:font-weight-complex="normal"/>
    </style:style>
    <style:style style:name="T33" style:family="text">
      <style:text-properties fo:font-size="12pt" style:text-underline-style="none" fo:font-weight="normal" officeooo:rsid="001bdf4a" style:font-size-asian="10.5pt" style:font-weight-asian="normal" style:font-size-complex="12pt" style:font-weight-complex="normal"/>
    </style:style>
    <style:style style:name="T34" style:family="text">
      <style:text-properties fo:font-size="12pt" style:text-underline-style="none" style:font-size-asian="10.5pt" style:font-size-complex="12pt"/>
    </style:style>
    <style:style style:name="T35" style:family="text">
      <style:text-properties fo:font-size="12pt" style:font-size-asian="12pt" style:font-size-complex="12pt"/>
    </style:style>
    <style:style style:name="T36" style:family="text">
      <style:text-properties fo:font-size="12pt" style:font-size-asian="10.5pt" style:font-size-complex="12pt"/>
    </style:style>
    <style:style style:name="T37" style:family="text">
      <style:text-properties fo:font-size="12pt" fo:font-weight="normal" style:font-size-asian="10.5pt" style:font-weight-asian="normal" style:font-size-complex="12pt" style:font-weight-complex="normal"/>
    </style:style>
    <style:style style:name="T38" style:family="text">
      <style:text-properties fo:font-size="12pt" fo:font-style="normal" style:text-underline-style="none" fo:font-weight="bold" officeooo:rsid="001624aa" style:font-size-asian="10.5pt" style:font-style-asian="normal" style:font-weight-asian="bold" style:font-size-complex="12pt" style:font-style-complex="normal" style:font-weight-complex="bold"/>
    </style:style>
    <style:style style:name="T39" style:family="text">
      <style:text-properties fo:font-size="12pt" fo:font-style="normal" style:text-underline-style="none" fo:font-weight="bold" officeooo:rsid="0018a6de" style:font-size-asian="10.5pt" style:font-style-asian="normal" style:font-weight-asian="bold" style:font-size-complex="12pt" style:font-style-complex="normal" style:font-weight-complex="bold"/>
    </style:style>
    <style:style style:name="T40" style:family="text">
      <style:text-properties fo:font-size="12pt" fo:font-style="normal" style:text-underline-style="none" fo:font-weight="normal" officeooo:rsid="0018a6de" style:font-size-asian="10.5pt" style:font-style-asian="normal" style:font-weight-asian="normal" style:font-size-complex="12pt" style:font-style-complex="normal" style:font-weight-complex="normal"/>
    </style:style>
    <style:style style:name="T41" style:family="text">
      <style:text-properties officeooo:rsid="001465ba"/>
    </style:style>
    <style:style style:name="T42" style:family="text">
      <style:text-properties fo:font-size="14pt" officeooo:rsid="0013858c" style:font-size-asian="14pt" style:font-size-complex="14pt"/>
    </style:style>
    <style:style style:name="T43" style:family="text">
      <style:text-properties fo:font-size="14pt" fo:font-weight="normal" officeooo:rsid="0011383d" style:font-size-asian="14pt" style:font-weight-asian="normal" style:font-size-complex="14pt" style:font-weight-complex="normal"/>
    </style:style>
    <style:style style:name="T44" style:family="text">
      <style:text-properties fo:font-size="14pt" fo:font-weight="normal" officeooo:rsid="0015b398" style:font-size-asian="14pt" style:font-weight-asian="normal" style:font-size-complex="14pt" style:font-weight-complex="normal"/>
    </style:style>
    <style:style style:name="T45" style:family="text">
      <style:text-properties fo:font-size="14pt" style:text-underline-style="solid" style:text-underline-width="auto" style:text-underline-color="font-color" officeooo:rsid="0013858c" style:font-size-asian="14pt" style:font-size-complex="14pt"/>
    </style:style>
    <style:style style:name="T46" style:family="text">
      <style:text-properties fo:font-size="14pt" style:text-underline-style="solid" style:text-underline-width="auto" style:text-underline-color="font-color" officeooo:rsid="0015b398" style:font-size-asian="14pt" style:font-size-complex="14pt"/>
    </style:style>
    <style:style style:name="T47" style:family="text">
      <style:text-properties fo:font-size="14pt" style:text-underline-style="solid" style:text-underline-width="auto" style:text-underline-color="font-color" officeooo:rsid="001624aa" style:font-size-asian="14pt" style:font-size-complex="14pt"/>
    </style:style>
    <style:style style:name="T48" style:family="text">
      <style:text-properties fo:font-size="14pt" style:text-underline-style="solid" style:text-underline-width="auto" style:text-underline-color="font-color" fo:font-weight="normal" officeooo:rsid="0011383d" style:font-size-asian="14pt" style:font-weight-asian="normal" style:font-size-complex="14pt" style:font-weight-complex="normal"/>
    </style:style>
    <style:style style:name="T49" style:family="text">
      <style:text-properties fo:font-size="14pt" style:text-underline-style="solid" style:text-underline-width="auto" style:text-underline-color="font-color" fo:font-weight="normal" officeooo:rsid="001624aa" style:font-size-asian="14pt" style:font-weight-asian="normal" style:font-size-complex="14pt" style:font-weight-complex="normal"/>
    </style:style>
    <style:style style:name="T50" style:family="text">
      <style:text-properties officeooo:rsid="0013858c" style:font-size-asian="12pt"/>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actica 1 – Introduccion a los sistemas operativos</text:p>
      <text:p text:style-name="P1"/>
      <text:p text:style-name="P7">1- <text:span text:style-name="T2">Caracteristicas GNU/LINUX:</text:span></text:p>
      <text:p text:style-name="P2"/>
      <text:p text:style-name="P2"><text:span text:style-name="T13">A</text:span><text:span text:style-name="T12">-</text:span> Sistema operativo tipo Unix (Unix line), pero linux, S.O diseñado por miles de programadores, gratuito y de libre distribucion, posee varias distribuciones, es de codigo abierto, lo que nos permite estudiarlo, personalizarlo, etc.</text:p>
      <text:p text:style-name="P2"/>
      <text:p text:style-name="P2"><text:span text:style-name="T13">B</text:span><text:span text:style-name="T12">-</text:span> <text:span text:style-name="T1">LINUX:</text:span></text:p>
      <text:p text:style-name="P2"><text:span text:style-name="T1"/></text:p>
      <text:p text:style-name="P2">- gratuito y de codigo abierto.</text:p>
      <text:p text:style-name="P2">- altamente personalizable.</text:p>
      <text:p text:style-name="P2">- ligero, corre en antiguos equipos.</text:p>
      <text:p text:style-name="P2">- excelente para desarrrollo, servidores, poco soporte en juegos.</text:p>
      <text:p text:style-name="P2">- mas seguro, por su arquitectura.</text:p>
      <text:p text:style-name="P2"/>
      <text:p text:style-name="P2"><text:s text:c="4"/><text:span text:style-name="T1">WINDOWS:</text:span></text:p>
      <text:p text:style-name="P2"/>
      <text:p text:style-name="P2">- pago y de codigo cerrado.</text:p>
      <text:p text:style-name="P2">- personalizacion limitada.</text:p>
      <text:p text:style-name="P2">- mas pesado, requiere hardware moderno.</text:p>
      <text:p text:style-name="P2">- amplia compatibilidad con programas, juegos y hardware.</text:p>
      <text:p text:style-name="P2">- mas atacado por malwares.</text:p>
      <text:p text:style-name="P2"/>
      <text:p text:style-name="P2"><text:span text:style-name="T13">C</text:span><text:span text:style-name="T12">- </text:span>GNU: Gnu No es Unix.</text:p>
      <text:p text:style-name="P4"/>
      <text:p text:style-name="P2"><text:span text:style-name="T13">D</text:span><text:span text:style-name="T12">- </text:span>Iniciado por Richard Stallman en 1933 <text:span text:style-name="T10">con el fin de crear un Unix libre (el sistema GNU). Para asegurar que el mismo fuera libre, se necesito </text:span>crear un marco regulatorio conocido como GPL (General Public License de GNU). En 1985, Stallman crea la FSF (Free Software Foundation), con el fin de financiar el proyecto GNU. En 1990, GNU ya contaba con un editor de textos (Emacs), un compilador (GCC) y gran cantidad de bibliotecas que componen un Unix típico. Faltaba el componente principal, <text:span text:style-name="T10">este era e</text:span>l Núcleo (Kernel). Si bien ya se venía trabajando en un núcleo conocido como TRIX, es en 1988 que se decide abandonarlo debido a su complejidad (corría en hardware muy costoso). En este momento se decide adoptar como base el núcleo MACH para crear GNU Hurd, el cual tampoco prosperó. Linus Torvalds ya venía trabajando desde 1991 en un</text:p>
      <text:p text:style-name="P2">Kernel denominado Linux, el cual se distribuiría bajo licencia GPL. En el año 1992, Torvalds y Stallman deciden fusionar ambos proyectos, y es allí donde nace GNU/Linux. GNU/Linux pertenece al desarrollo del software libre. Licencia Pública General de GNU. Creada en el año 1989 por la FSF. Su objetivo principal es proteger la libre distribución, modificación y uso del software GNU. Su propósito es declarar que todo software publicado bajo esta licencia, es libre y está protegido teniendo en cuenta las 4 libertades principales ya vistas. La versión actual de la licencia es la 3.</text:p>
      <text:p text:style-name="P2"/>
      <text:p text:style-name="P3"><text:span text:style-name="T13">E</text:span><text:span text:style-name="T12">-</text:span> Si, es multitarea, esto quiere decir que linux puede ejecutar multiples programas o proceso de forma concurrente, dando la impresion de que se ejecutan al mismo tiempo, aunque en realidad el procesador esta alterando rapidamente entre ellos.</text:p>
      <text:p text:style-name="P5"/>
      <text:p text:style-name="P3"><text:span text:style-name="T13">F</text:span><text:span text:style-name="T12">-</text:span> Posix (Portable Operating System Interface) conjunto de estandares desarrollados por el IEEE para asegurar la compatiblidad entre sistemas operativos.</text:p>
      <text:p text:style-name="P3"/>
      <text:p text:style-name="P8"/>
      <text:p text:style-name="P8"><text:soft-page-break/></text:p>
      <text:p text:style-name="P8"><text:span text:style-name="T23">2</text:span>- <text:span text:style-name="T11">Distribuciones <text:s/>de GNU/Linux</text:span><text:span text:style-name="T2">:</text:span></text:p>
      <text:p text:style-name="P8"><text:span text:style-name="T2"/></text:p>
      <text:p text:style-name="P13"><text:span text:style-name="T41">A</text:span>- <text:span text:style-name="T17">Una distribucion es una customizacion de GNU/Linux formada por una version de kernel y determinados programas con sus configuraciones.</text:span></text:p>
      <text:p text:style-name="P29"><text:s/></text:p>
      <text:p text:style-name="P29">- Ubuntu: facil de usar, enfocada en principiantes, basada en debian.</text:p>
      <text:p text:style-name="P29">- Debian: muy estable, ideal para servidores, no actualiza tan rapido, prioriza la estabilidad, base de muchos otras.</text:p>
      <text:p text:style-name="P29">- Fedora: software muy actualizado, orientada a desarrolladores, base de Red Hat.</text:p>
      <text:p text:style-name="P29">- Arch Linux: minimalista, instalas lo que queres, necesita conocimientos tecnicos, se actualiza constantemente.</text:p>
      <text:p text:style-name="P13"><text:span text:style-name="T17"/></text:p>
      <text:p text:style-name="P14"><text:span text:style-name="T41">B</text:span>-<text:span text:style-name="T16"> Se diferencian por como se instalan y gestionan el software, a quien esta dirigida, que tan actualizada esta y que software ofrece.</text:span></text:p>
      <text:p text:style-name="P14"><text:span text:style-name="T16"/></text:p>
      <text:p text:style-name="P14"><text:span text:style-name="T41">C</text:span>- <text:span text:style-name="T16">Debian es una distro de linux completamente libre. Su objetivo es ofrecer un S.O de software libre riguroso y confiable. Compatible con muchas arquitecturas de hardware. SE rige por un contrato social y las guias de software libre (DFSG).</text:span></text:p>
      <text:p text:style-name="P30">Cronologia: </text:p>
      <text:p text:style-name="P30">- 1993: Murdock anuncia la creacion del proyecto debian.</text:p>
      <text:p text:style-name="P30">- 1997: se ratifica el contrato social 1.0.</text:p>
      <text:p text:style-name="P30">- siglo XXI Debian se expande.</text:p>
      <text:p text:style-name="P30">- lanzamientos claves recientes: Debian 11 “Bullseye” (2021), Debian 12 “Bookworm” (2023), Debian 13 “Trixie” (2025).</text:p>
      <text:p text:style-name="P14"><text:span text:style-name="T16"/></text:p>
      <text:p text:style-name="P9"><text:span text:style-name="T18">3</text:span><text:span text:style-name="T16">- </text:span><text:span text:style-name="T3">Estructura de GNU/Linux:</text:span></text:p>
      <text:p text:style-name="P9"><text:span text:style-name="T3"/></text:p>
      <text:p text:style-name="P14"><text:span text:style-name="T41">A</text:span>- <text:span text:style-name="T18">El Kernel, el espacio de usuario y el sistema de archivos.</text:span></text:p>
      <text:p text:style-name="P14"><text:span text:style-name="T18"/></text:p>
      <text:p text:style-name="P15">B- <text:span text:style-name="T16">El nucleo (Kernel), Ejecuta programas y gestiona dispositivos de hardware. Es el encargado de que el software y el hardware puedan trabajar juntos. Sus funciones más importantes son la administración de memoria, CPU y la E/S. En si, y en un sentido estricto, es el sistema operativo es un núcleo monolítico híbrido:</text:span></text:p>
      <text:p text:style-name="P31">• Los drivers y código del Kernel se ejecutan en modo privilegiado.</text:p>
      <text:p text:style-name="P31">• Lo que lo hace híbrido es la capacidad de cargar y descargar funcionalidad a través de <text:tab/>módulos.</text:p>
      <text:p text:style-name="P31">Está licenciado bajo la licencia GPL v2.</text:p>
      <text:p text:style-name="P15"><text:span text:style-name="T16"/></text:p>
      <text:p text:style-name="P10"><text:span text:style-name="T18">4</text:span><text:span text:style-name="T16">- </text:span><text:span text:style-name="T4">Kernel</text:span><text:span text:style-name="T3">:</text:span></text:p>
      <text:p text:style-name="P10"><text:span text:style-name="T3"/></text:p>
      <text:p text:style-name="P26"><text:span text:style-name="T24">A- </text:span><text:span text:style-name="T31">Se encarga de la gestion de la memoria, cpu, la E/S, sistema de archivos, seguridad y permisos y comunicación entre dispositivos (IPC). </text:span><text:span text:style-name="T16">En resumen: el </text:span><text:span text:style-name="Strong_20_Emphasis">Kernel es el núcleo del sistema operativo</text:span><text:span text:style-name="T16">, encargado de ser intermediario entre el hardware y el software, asegurando que los recursos se usen de manera eficiente y segura.</text:span></text:p>
      <text:p text:style-name="P26"><text:span text:style-name="T31"/></text:p>
      <text:p text:style-name="P6"><text:span text:style-name="T34">B- - </text:span><text:span text:style-name="T30">A: Denota versión. Cambia con menor frecuencia. En 1994 (versión 1.0), en 1996 (versión 2.0), etc.</text:span></text:p>
      <text:p text:style-name="P31">- B: Denota mayor revisión. Antes de la versión 2.6, los números impares indican desarrollo, los pares producción.</text:p>
      <text:p text:style-name="P31">- C: Denota menor revisión. Solo cambia cuando hay nuevos drivers o características.</text:p>
      <text:p text:style-name="P6"><text:soft-page-break/><text:span text:style-name="T30">- D: Cambia cuando se corrige un grave error sin agregar nueva funcionalidad ← Casi no se usa en las ramas 3.x en adelante, viéndose reflejado en C.</text:span></text:p>
      <text:p text:style-name="P15"><text:span text:style-name="T16"/></text:p>
      <text:p text:style-name="P16">C-<text:span text:style-name="T16"> </text:span><text:span text:style-name="T19">Si, es posible, el kernel es solo un paquete del sistema, al instalar un nuevo kernel este no remplaza al anterior, se guarda en /boot. El GRUB detecta automaticamente los kernels disponibles y te deja elegir.</text:span></text:p>
      <text:p text:style-name="P16"><text:span text:style-name="T19"/></text:p>
      <text:p text:style-name="P16"><text:span text:style-name="T44">5</text:span><text:span text:style-name="T43">- </text:span><text:span text:style-name="T46">Interprete de comandos Shell</text:span><text:span text:style-name="T45">:</text:span></text:p>
      <text:p text:style-name="P16"><text:span text:style-name="T45"/></text:p>
      <text:p text:style-name="P18"><text:span text:style-name="T50">A-</text:span><text:span text:style-name="T42"> </text:span><text:span text:style-name="T16">Es un programa que permite a un usuario interactuar con el sistema mediante comandos de texto.</text:span></text:p>
      <text:p text:style-name="P18"><text:span text:style-name="T16"/></text:p>
      <text:p text:style-name="P18">B- <text:span text:style-name="T16">Funciones principales: Recibir ordenes del usuario y ejecutarlas.</text:span></text:p>
      <text:p text:style-name="P18"><text:span text:style-name="T16"/></text:p>
      <text:p text:style-name="P18">C- <text:span text:style-name="T16">Bash: el shell default de muchas distros. Soporta autocompletado, historial, alias.</text:span></text:p>
      <text:p text:style-name="P32">-Zsh: compatible con bash, pero mas moderno y personalizable. Mejora la autocompletaciones y correcion de errores.</text:p>
      <text:p text:style-name="P32">-Fish: shell enfocado en facilidad de uso. Ofrece sugerencias de comandos inteligentes.</text:p>
      <text:p text:style-name="P18"><text:span text:style-name="T16"/></text:p>
      <text:p text:style-name="P18">D- <text:span text:style-name="T16">Son instrucciones integradas dentro del propio shell, no estan en un archivo del sistema, vienen compiladas dentro del shell (cd, echo, pwd).</text:span></text:p>
      <text:p text:style-name="P18"><text:span text:style-name="T16"/></text:p>
      <text:p text:style-name="P18">E- <text:span text:style-name="T16">Porque el kernel es el corazon del S.O, se encarga de gestionar recursos del hardware, procesos, etc. Shell es el interprete de comandos, osea que es una app de usuario que se ejecuta sobre el S.O.</text:span></text:p>
      <text:p text:style-name="P18"><text:span text:style-name="T16"/></text:p>
      <text:p text:style-name="P18">F- <text:span text:style-name="T16">Si, es posible, cada usuario puede usar un shell distinto, se define en /etc/passwd. No, un usuario puede cambiar/modificar su propio shell. EL root es el que puede cambiar todos e instalarlos.</text:span></text:p>
      <text:p text:style-name="P18"><text:span text:style-name="T16"/></text:p>
      <text:p text:style-name="P30"><text:s/></text:p>
      <text:p text:style-name="P17"><text:span text:style-name="T49">6</text:span><text:span text:style-name="T48">- </text:span><text:span text:style-name="T47">El sistema de Archivos (File System) en Linux</text:span><text:span text:style-name="T45">:</text:span></text:p>
      <text:p text:style-name="P17"><text:span text:style-name="T45"/></text:p>
      <text:p text:style-name="P19">A- <text:span text:style-name="T52">Filesystem se traduce como “sistema de archivos”. Es la forma en que dentro de un sistema</text:span></text:p>
      <text:p text:style-name="P40">de cómputo se organizan y se administran los archivos.</text:p>
      <text:p text:style-name="P19"><text:span text:style-name="T52"/></text:p>
      <text:p text:style-name="P27"><text:span text:style-name="T38">B- </text:span><text:span text:style-name="T51">La </text:span><text:span text:style-name="Strong_20_Emphasis"><text:span text:style-name="T51">estructura básica de los sistemas de archivos (file system) en GNU/Linux</text:span></text:span><text:span text:style-name="T51"> está organizada en forma de un </text:span><text:span text:style-name="Strong_20_Emphasis"><text:span text:style-name="T51">árbol jerárquico</text:span></text:span><text:span text:style-name="T51"> que parte de un único directorio raíz </text:span><text:span text:style-name="Strong_20_Emphasis"><text:span text:style-name="Source_20_Text"><text:span text:style-name="T51">/</text:span></text:span></text:span><text:span text:style-name="T51">. A partir de ahí, se ramifican los demás directorios y archivos.</text:span><text:span text:style-name="T38"> </text:span></text:p>
      <text:p text:style-name="P41">En el momento de instalación GNU/Linux crea una estructura de directorios básica, definida</text:p>
      <text:p text:style-name="P40">por la Filesystem Hierarchy Standard Group llamada Filesystem Hierarchy Standard (FHS).</text:p>
      <text:p text:style-name="P40">FHS define los directorios principales y sus contenidos en el sistema operativo GNU/Linux y</text:p>
      <text:p text:style-name="P40">otros sistemas de la familia Unix. Se diseñó originalmente en 1994 para estandarizar el</text:p>
      <text:p text:style-name="P40">sistema de archivos de las distribuciones GNU/Linux, basándose en la tradicional</text:p>
      <text:p text:style-name="P40">organización de directorios de los sistemas Unix.</text:p>
      <text:p text:style-name="P40">En 1995 se amplió el ámbito del estándar a cualquier Unix que se adhiriese</text:p>
      <text:p text:style-name="P40">voluntariamente. Todos los archivos y directorios aparecen bajo el directorio raíz /, aunque</text:p>
      <text:p text:style-name="P40">se encuentre en distintos dispositivos físicos.</text:p>
      <text:p text:style-name="P23"><text:span text:style-name="T51"/></text:p>
      <text:p text:style-name="P40">Ejemplos de directorios definidos por FHS incluyen:</text:p>
      <text:p text:style-name="P23"><text:span text:style-name="T51"/></text:p>
      <text:p text:style-name="P40">-/bin: bin es la abreviación de binaries, o ejecutables. Es donde residen la mayoría de los</text:p>
      <text:p text:style-name="P40">programas esenciales del sistema, como cp, ls y mv. Por ejemplo, cuando se usa la orden</text:p>
      <text:p text:style-name="P23"><text:soft-page-break/><text:span text:style-name="T51">cp, se está ejecutando el programa /bin/cp. Si ejecutamos el comando ls -F se verá que la</text:span></text:p>
      <text:p text:style-name="P40">mayoría de los ficheros de /bin tienen un asterisco añadido al final de sus nombres; esto</text:p>
      <text:p text:style-name="P40">indica que son archivos ejecutables.</text:p>
      <text:p text:style-name="P40">-/dev: Los archivos en /dev son conocidos como controladores de dispositivo (device drivers)</text:p>
      <text:p text:style-name="P40">son usados para acceder a los dispositivos del sistema y recursos, como discos duros,</text:p>
      <text:p text:style-name="P40">memoria, etc.</text:p>
      <text:p text:style-name="P23"><text:span text:style-name="T51"/></text:p>
      <text:p text:style-name="P40">-/etc: contiene una serie de archivos de configuración del sistema. Estos incluyen</text:p>
      <text:p text:style-name="P23"><text:span text:style-name="T51"/></text:p>
      <text:p text:style-name="P40">-/etc/passwd (la base de datos de usuarios), /etc/rc (scripts de inicialización del sistema), etc.</text:p>
      <text:p text:style-name="P23"><text:span text:style-name="T51"/></text:p>
      <text:p text:style-name="P40">-/sbin: se usa para almacenar programas esenciales del sistema, que usará el administrador</text:p>
      <text:p text:style-name="P40">del sistema.</text:p>
      <text:p text:style-name="P23"><text:span text:style-name="T51"/></text:p>
      <text:p text:style-name="P40">-/home: contiene los directorios "home" de los usuarios. Por ejemplo, /home/ISO_CSO es el</text:p>
      <text:p text:style-name="P40">directorio del usuario ISO_CSO./lib: contiene las imágenes de las librerías compartidas. Estos archivos contienen código</text:p>
      <text:p text:style-name="P40">que compartirán muchos programas. En lugar de que cada programa contenga una copia</text:p>
      <text:p text:style-name="P40">propia de las rutinas compartidas, estas son guardadas en un lugar común, en /lib. Esto</text:p>
      <text:p text:style-name="P40">hace que los programas ejecutables sean menores y reduce el espacio usado en disco.</text:p>
      <text:p text:style-name="P23"><text:span text:style-name="T51"/></text:p>
      <text:p text:style-name="P40">-/proc: es un "sistema de ficheros virtual". Los ficheros que contiene realmente residen en la</text:p>
      <text:p text:style-name="P40">memoria, no en un disco. Hacen referencia a varios procesos que corren en el sistema, y le</text:p>
      <text:p text:style-name="P40">permiten obtener información acerca de que programas y procesos están corriendo en un</text:p>
      <text:p text:style-name="P40">momento dado.</text:p>
      <text:p text:style-name="P23"><text:span text:style-name="T51"/></text:p>
      <text:p text:style-name="P40">-/root: Directorio home de root.</text:p>
      <text:p text:style-name="P23"><text:span text:style-name="T51"/></text:p>
      <text:p text:style-name="P20"><text:span text:style-name="T51">C- </text:span><text:span text:style-name="T52">ext2, ext3, ext4, ReiserFS, XFS.</text:span></text:p>
      <text:p text:style-name="P20"><text:span text:style-name="T52"/></text:p>
      <text:p text:style-name="P20"><text:span text:style-name="T51">D- </text:span><text:span text:style-name="T52">Si, es posible visualizar particiones FAT y NTFS en GNU/Linux.</text:span></text:p>
      <text:p text:style-name="P21"><text:span text:style-name="T52">- </text:span><text:span text:style-name="Strong_20_Emphasis"><text:span text:style-name="T51">FAT (FAT16, FAT32, exFAT):</text:span></text:span></text:p>
      <text:list text:style-name="L1">
        <text:list-item>
          <text:p text:style-name="P55">Están soportadas de forma nativa en casi todas las distribuciones.</text:p>
        </text:list-item>
        <text:list-item>
          <text:p text:style-name="P55">Se montan automáticamente cuando conectás un pendrive, tarjeta SD o disco externo.</text:p>
        </text:list-item>
        <text:list-item>
          <text:p text:style-name="P55">Linux puede <text:span text:style-name="Strong_20_Emphasis">leer y escribir</text:span> en FAT sin problemas.</text:p>
        </text:list-item>
      </text:list>
      <text:p text:style-name="Text_20_body"><text:span text:style-name="Strong_20_Emphasis">- </text:span><text:span text:style-name="Strong_20_Emphasis"><text:span text:style-name="T35">NTFS (Windows):</text:span></text:span></text:p>
      <text:list text:style-name="L2">
        <text:list-item>
          <text:p text:style-name="P56">No era totalmente soportado de forma nativa, pero hoy en día se maneja con el driver <text:span text:style-name="Strong_20_Emphasis"><text:span text:style-name="Source_20_Text">ntfs-3g</text:span></text:span> (en modo FUSE) o con el nuevo módulo <text:span text:style-name="Strong_20_Emphasis"><text:span text:style-name="Source_20_Text">ntfs3</text:span></text:span> incluido en el kernel Linux moderno.</text:p>
        </text:list-item>
        <text:list-item>
          <text:p text:style-name="P56">Permite <text:span text:style-name="Strong_20_Emphasis">leer y escribir</text:span> en particiones NTFS.</text:p>
        </text:list-item>
      </text:list>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oft-page-break/><text:span text:style-name="T16">7- </text:span><text:span text:style-name="T1">Particiones:</text:span></text:p>
      <text:p text:style-name="P24"/>
      <text:p text:style-name="P20">A- <text:span text:style-name="T20">Es una forma de dividir logicamente el disco. Tipos de particiones:</text:span></text:p>
      <text:p text:style-name="P33">- Primaria: division cruda del disco (max 4 x disco). Se almacena informacion de la misma MBR.</text:p>
      <text:p text:style-name="P33">- Extendida: sirve para contener unidades logicas en su interior. Solo puede existir una particion de este tipo por disco. No se define un tipo de FS.</text:p>
      <text:p text:style-name="P33">- Logica: ocupa la totalidad o parte de la particion extendida y se le define un tipo de FS. Las particiones de este tipo se conectan como una lista enlazada.</text:p>
      <text:p text:style-name="P20"><text:span text:style-name="T20"/></text:p>
      <text:p text:style-name="P34">Ventajas:</text:p>
      <text:p text:style-name="P34">- Organizacion: separar el sistema operativo, programa y datos.</text:p>
      <text:p text:style-name="P34">- Seguridad: si se daña 1 particion, las otras pueden quedar intactas.</text:p>
      <text:p text:style-name="P34">- Multi-Boot: posibilidad de instalar varios S.O en un mismo disco.</text:p>
      <text:p text:style-name="P34">- Respaldos y mantenimiento mas simple.</text:p>
      <text:p text:style-name="P12"><text:span text:style-name="T37"/></text:p>
      <text:p text:style-name="P34">Desventajas:</text:p>
      <text:p text:style-name="P34">- Espacio mal aprovechado: si una particion se llena y otra queda vacia, no se comparte dinamicamente.</text:p>
      <text:p text:style-name="P34">- Rendimiento: un disco muy fragmentado en varias particiones puede generar mas movmientos del cabezal.</text:p>
      <text:p text:style-name="P34">- En MBR: limitacion de 4 particiones primarias.</text:p>
      <text:p text:style-name="P12"><text:span text:style-name="T37"/></text:p>
      <text:p text:style-name="P28"><text:span text:style-name="T25">B</text:span><text:span text:style-name="T26">-</text:span><text:span text:style-name="T32"> </text:span><text:span text:style-name="T37">En Linux, los discos y particiones se identifican como </text:span><text:span text:style-name="Strong_20_Emphasis"><text:span text:style-name="T36">archivos de dispositivos</text:span></text:span><text:span text:style-name="T37"> en el directorio </text:span><text:span text:style-name="Source_20_Text"><text:span text:style-name="T37">/dev/</text:span></text:span><text:span text:style-name="T37">.</text:span></text:p>
      <text:list text:style-name="L3">
        <text:list-item>
          <text:p text:style-name="P58"><text:span text:style-name="Strong_20_Emphasis">Discos IDE (antiguos):</text:span> <text:span text:style-name="Source_20_Text">hd[a-d]</text:span></text:p>
          <text:list>
            <text:list-item>
              <text:p text:style-name="P57">Ejemplo: <text:span text:style-name="Source_20_Text">/dev/hda</text:span>, <text:span text:style-name="Source_20_Text">/dev/hdb</text:span>.</text:p>
            </text:list-item>
            <text:list-item>
              <text:p text:style-name="P58">Sus particiones: <text:span text:style-name="Source_20_Text">/dev/hda1</text:span>, <text:span text:style-name="Source_20_Text">/dev/hda2</text:span>, etc.</text:p>
            </text:list-item>
          </text:list>
        </text:list-item>
        <text:list-item>
          <text:p text:style-name="P58"><text:span text:style-name="Strong_20_Emphasis">Discos SCSI y SATA (actuales):</text:span> <text:span text:style-name="Source_20_Text">sd[a-z]</text:span></text:p>
          <text:list>
            <text:list-item>
              <text:p text:style-name="P57">Ejemplo: <text:span text:style-name="Source_20_Text">/dev/sda</text:span>, <text:span text:style-name="Source_20_Text">/dev/sdb</text:span>.</text:p>
            </text:list-item>
            <text:list-item>
              <text:p text:style-name="P57">Sus particiones: <text:span text:style-name="Source_20_Text">/dev/sda1</text:span>, <text:span text:style-name="Source_20_Text">/dev/sda2</text:span>, etc.</text:p>
            </text:list-item>
          </text:list>
        </text:list-item>
        <text:list-item>
          <text:p text:style-name="P57"><text:span text:style-name="Strong_20_Emphasis">NVMe (discos modernos SSD):</text:span> <text:span text:style-name="Source_20_Text">nvme[0-9]n[1-9]p[1-9]</text:span></text:p>
          <text:list>
            <text:list-item>
              <text:p text:style-name="P58">Ejemplo: <text:span text:style-name="Source_20_Text">/dev/nvme0n1p1</text:span> (primer disco, primera partición).<text:span text:style-name="T32"> </text:span></text:p>
            </text:list-item>
          </text:list>
        </text:list-item>
      </text:list>
      <text:p text:style-name="P20"><text:span text:style-name="T52"/></text:p>
      <text:p text:style-name="P28"><text:span text:style-name="T39">C- -</text:span><text:span text:style-name="T52"> </text:span><text:span text:style-name="Strong_20_Emphasis"><text:span text:style-name="T51">Mínimo absoluto:</text:span></text:span></text:p>
      <text:list text:style-name="L4">
        <text:list-item>
          <text:p text:style-name="P59"><text:span text:style-name="Strong_20_Emphasis"><text:span text:style-name="Source_20_Text">/</text:span></text:span><text:span text:style-name="Strong_20_Emphasis"> (raíz)</text:span> → Necesaria para que arranque el sistema.</text:p>
          <text:list>
            <text:list-item>
              <text:p text:style-name="P59">Tipo: primaria o lógica</text:p>
            </text:list-item>
            <text:list-item>
              <text:p text:style-name="P59">FS: <text:span text:style-name="Source_20_Text">ext4</text:span> (el más común)</text:p>
            </text:list-item>
            <text:list-item>
              <text:p text:style-name="P59">Punto de montaje: <text:span text:style-name="Source_20_Text">/</text:span></text:p>
            </text:list-item>
          </text:list>
        </text:list-item>
      </text:list>
      <text:p text:style-name="Text_20_body"><text:span text:style-name="Strong_20_Emphasis">- Recomendado:</text:span></text:p>
      <text:list text:style-name="L5">
        <text:list-item>
          <text:p text:style-name="P60"><text:span text:style-name="Strong_20_Emphasis"><text:span text:style-name="Source_20_Text">/</text:span></text:span><text:span text:style-name="Strong_20_Emphasis"> (raíz)</text:span> → contiene el sistema operativo.</text:p>
          <text:list>
            <text:list-item>
              <text:p text:style-name="P60">Tipo: primaria</text:p>
            </text:list-item>
            <text:list-item>
              <text:p text:style-name="P60"><text:soft-page-break/>FS: <text:span text:style-name="Source_20_Text">ext4</text:span></text:p>
            </text:list-item>
            <text:list-item>
              <text:p text:style-name="P60">Montaje: <text:span text:style-name="Source_20_Text">/</text:span></text:p>
            </text:list-item>
          </text:list>
        </text:list-item>
        <text:list-item>
          <text:p text:style-name="P60"><text:span text:style-name="Strong_20_Emphasis"><text:span text:style-name="Source_20_Text">swap</text:span></text:span> → espacio de intercambio (cuando falta RAM).</text:p>
          <text:list>
            <text:list-item>
              <text:p text:style-name="P60">Tipo: primaria o lógica</text:p>
            </text:list-item>
            <text:list-item>
              <text:p text:style-name="P60">FS: <text:span text:style-name="Source_20_Text">swap</text:span></text:p>
            </text:list-item>
            <text:list-item>
              <text:p text:style-name="P60">Montaje: área de swap</text:p>
            </text:list-item>
          </text:list>
        </text:list-item>
      </text:list>
      <text:p text:style-name="Text_20_body">Opcionales pero muy comunes:</text:p>
      <text:list text:style-name="L6">
        <text:list-item>
          <text:p text:style-name="P61"><text:span text:style-name="Strong_20_Emphasis"><text:span text:style-name="Source_20_Text">/home</text:span></text:span> → datos de usuarios separados del sistema.</text:p>
          <text:list>
            <text:list-item>
              <text:p text:style-name="P61">Tipo: primaria o lógica</text:p>
            </text:list-item>
            <text:list-item>
              <text:p text:style-name="P61">FS: <text:span text:style-name="Source_20_Text">ext4</text:span>, <text:span text:style-name="Source_20_Text">xfs</text:span>, <text:span text:style-name="Source_20_Text">btrfs</text:span></text:p>
            </text:list-item>
            <text:list-item>
              <text:p text:style-name="P61">Montaje: <text:span text:style-name="Source_20_Text">/home</text:span></text:p>
            </text:list-item>
          </text:list>
        </text:list-item>
        <text:list-item>
          <text:p text:style-name="P61"><text:span text:style-name="Strong_20_Emphasis"><text:span text:style-name="Source_20_Text">/boot</text:span></text:span> → archivos de arranque (a veces obligatoria en sistemas con EFI o configuraciones especiales).</text:p>
          <text:list>
            <text:list-item>
              <text:p text:style-name="P61">Tipo: primaria</text:p>
            </text:list-item>
            <text:list-item>
              <text:p text:style-name="P61">FS: <text:span text:style-name="Source_20_Text">ext4</text:span> o <text:span text:style-name="Source_20_Text">vfat</text:span> (si es EFI)</text:p>
            </text:list-item>
            <text:list-item>
              <text:p text:style-name="P61">Montaje: <text:span text:style-name="Source_20_Text">/boot</text:span> o <text:span text:style-name="Source_20_Text">/boot/efi</text:span></text:p>
            </text:list-item>
          </text:list>
        </text:list-item>
      </text:list>
      <text:p text:style-name="P22"><text:span text:style-name="T51"/></text:p>
      <text:p text:style-name="P28"><text:span text:style-name="T39">D- -</text:span><text:span text:style-name="T51"> </text:span><text:span text:style-name="Strong_20_Emphasis"><text:span text:style-name="T51">Caso 1: Usuario básico (PC personal)</text:span></text:span></text:p>
      <text:list text:style-name="L7">
        <text:list-item>
          <text:p text:style-name="P62"><text:span text:style-name="Source_20_Text">/</text:span> → ext4 (20–30 GB)</text:p>
        </text:list-item>
        <text:list-item>
          <text:p text:style-name="P62"><text:span text:style-name="Source_20_Text">swap</text:span> → 2–4 GB (depende de la RAM)</text:p>
        </text:list-item>
        <text:list-item>
          <text:p text:style-name="P62"><text:span text:style-name="Source_20_Text">/home</text:span> → resto del disco</text:p>
        </text:list-item>
      </text:list>
      <text:p text:style-name="Text_20_body">- <text:span text:style-name="Strong_20_Emphasis">Caso 2: Servidor web</text:span></text:p>
      <text:list text:style-name="L8">
        <text:list-item>
          <text:p text:style-name="P63"><text:span text:style-name="Source_20_Text">/</text:span> → ext4 (20 GB)</text:p>
        </text:list-item>
        <text:list-item>
          <text:p text:style-name="P63"><text:span text:style-name="Source_20_Text">/home</text:span> → (si hay varios usuarios)</text:p>
        </text:list-item>
        <text:list-item>
          <text:p text:style-name="P63"><text:span text:style-name="Source_20_Text">/var</text:span> → xfs/ext4 (logs, bases de datos, webs)</text:p>
        </text:list-item>
        <text:list-item>
          <text:p text:style-name="P63"><text:span text:style-name="Source_20_Text">/tmp</text:span> → ext4 (aislar temporales por seguridad)</text:p>
        </text:list-item>
        <text:list-item>
          <text:p text:style-name="P63"><text:span text:style-name="Source_20_Text">swap</text:span> → proporcional a RAM</text:p>
        </text:list-item>
      </text:list>
      <text:p text:style-name="Text_20_body"><text:span text:style-name="Strong_20_Emphasis">- Caso 3: Sistema con arranque dual (Windows + Linux)</text:span></text:p>
      <text:list text:style-name="L9">
        <text:list-item>
          <text:p text:style-name="P64">Partición NTFS (Windows)</text:p>
        </text:list-item>
        <text:list-item>
          <text:p text:style-name="P64"><text:span text:style-name="Source_20_Text">/</text:span> ext4 (Linux)</text:p>
        </text:list-item>
        <text:list-item>
          <text:p text:style-name="P64"><text:span text:style-name="Source_20_Text">swap</text:span></text:p>
        </text:list-item>
        <text:list-item>
          <text:p text:style-name="P64"><text:span text:style-name="Source_20_Text">/home</text:span> (opcional, para aislar datos)</text:p>
        </text:list-item>
      </text:list>
      <text:p text:style-name="P22"><text:soft-page-break/><text:span text:style-name="T51"/></text:p>
      <text:p text:style-name="P22"><text:span text:style-name="T51"/></text:p>
      <text:p text:style-name="P28"><text:span text:style-name="T39">E- </text:span><text:span text:style-name="T40">- </text:span><text:span text:style-name="Strong_20_Emphasis"><text:span text:style-name="Source_20_Text"><text:span text:style-name="T52">fdisk</text:span></text:span></text:span><text:span text:style-name="T52"> → clásico, modo texto, para MBR.</text:span></text:p>
      <text:p text:style-name="P28"><text:span text:style-name="Source_20_Text"><text:span text:style-name="Strong_20_Emphasis"><text:span text:style-name="T52">- </text:span></text:span></text:span><text:span text:style-name="Strong_20_Emphasis"><text:span text:style-name="Source_20_Text"><text:span text:style-name="T16">gdisk</text:span></text:span></text:span><text:span text:style-name="T16"> → versión para GPT (discos grandes, modernos).</text:span></text:p>
      <text:p text:style-name="P28"><text:span text:style-name="Strong_20_Emphasis"><text:span text:style-name="Source_20_Text"><text:span text:style-name="T16">- parted</text:span></text:span></text:span><text:span text:style-name="T16"> → más flexible, soporta MBR y GPT.</text:span></text:p>
      <text:p text:style-name="P28"><text:span text:style-name="Strong_20_Emphasis"><text:span text:style-name="Source_20_Text"><text:span text:style-name="T16">- gparted</text:span></text:span></text:span><text:span text:style-name="T16"> → versión gráfica de </text:span><text:span text:style-name="Source_20_Text"><text:span text:style-name="T16">parted</text:span></text:span><text:span text:style-name="T16">. Muy usado en distribuciones live.</text:span></text:p>
      <text:p text:style-name="P28"><text:span text:style-name="Strong_20_Emphasis"><text:span text:style-name="Source_20_Text"><text:span text:style-name="T16">- cfdisk</text:span></text:span></text:span> → interfaz en modo texto más amigable que <text:span text:style-name="Source_20_Text">fdisk</text:span>.</text:p>
      <text:p text:style-name="P22"><text:span text:style-name="T51"/></text:p>
      <text:p text:style-name="P42"><text:span text:style-name="T6">8</text:span><text:span text:style-name="T5">- </text:span><text:span text:style-name="T8">Arranque (bootstrap) de un sistema operativo</text:span><text:span text:style-name="T2">:</text:span></text:p>
      <text:p text:style-name="P42"><text:span text:style-name="T2"/></text:p>
      <text:p text:style-name="P37">A- <text:span text:style-name="T16">El BIOS (Basic Input Output System) es un software de bajo nivel que se halla en</text:span></text:p>
      <text:p text:style-name="P35">el motherboard. Cuando se arranca la computadora el BIOS se ejecuta, realizando el</text:p>
      <text:p text:style-name="P35">POST (Power-on self-test), que incluye rutinas que, entre otras actividades, fijan</text:p>
      <text:p text:style-name="P35">valores de las señales internas, y ejecutan test internos (RAM, el teclado, y otros</text:p>
      <text:p text:style-name="P35">dispositivos a través de los buses ISA y PCI).</text:p>
      <text:p text:style-name="P35"/>
      <text:p text:style-name="P38">B- <text:span text:style-name="T16">UEFI (Unified Extensible Firmware Interface) es un software que reemplaza a la antigua BIOS en las computadoras, sirviendo de interfaz entre el sistema operativo y el hardware. Su función es gestionar el proceso de arranque, permitiendo tiempos más rápidos, soporte para discos más grandes, seguridad mejorada con arranques seguros (Secure Boot), y una interfaz gráfica para el usuario. </text:span></text:p>
      <text:p text:style-name="P38"><text:span text:style-name="T16"/></text:p>
      <text:p text:style-name="P39">C- <text:span text:style-name="T16">Una vez que la BIOS ejecuto los test internos necesarios se lee el primer sector del disco de inicio (seleccionado de entre un conjunto de posibles dispositivos de arranque),</text:span></text:p>
      <text:p text:style-name="P39"><text:span text:style-name="T16">llamado MBR (master boot record). Esto se carga en memoria y se ejecuta. El MBR</text:span></text:p>
      <text:p text:style-name="P39"><text:span text:style-name="T16">puede contener un código de arranque denominado MBC (master boot code) y una</text:span></text:p>
      <text:p text:style-name="P39"><text:span text:style-name="T16">marca de 2 bytes que indica su presencia o puede solamente contener la tabla de</text:span></text:p>
      <text:p text:style-name="P39"><text:span text:style-name="T16">particiones. En el último caso el BIOS ignora este MBR.</text:span></text:p>
      <text:p text:style-name="P39"><text:span text:style-name="T16"/></text:p>
      <text:p text:style-name="P45"><text:span text:style-name="T27">D- </text:span><text:span text:style-name="T16">Las siglas </text:span><text:span text:style-name="Strong_20_Emphasis"><text:span text:style-name="T16">GPT</text:span></text:span><text:span text:style-name="T16"> hacen referencia a </text:span><text:span text:style-name="Strong_20_Emphasis"><text:span text:style-name="T16">GUID Partition Table</text:span></text:span><text:span text:style-name="T16"> (Tabla de Particiones GUID). Se trata de un esquema o estándar moderno para organizar las </text:span><text:span text:style-name="Strong_20_Emphasis"><text:span text:style-name="T16">particiones en un disco duro o SSD</text:span></text:span><text:span text:style-name="T16">, y es el que sustituye al antiguo </text:span><text:span text:style-name="Strong_20_Emphasis"><text:span text:style-name="T16">MBR (Master Boot Record)</text:span></text:span><text:span text:style-name="T16">. </text:span><text:span text:style-name="T21">El formato GPT Está definido por el estándar </text:span><text:span text:style-name="Strong_20_Emphasis"><text:span text:style-name="T21">UEFI</text:span></text:span><text:span text:style-name="T21"> (Unified Extensible Firmware Interface).</text:span></text:p>
      <text:p text:style-name="P45"><text:span text:style-name="T21"/></text:p>
      <text:p text:style-name="P46">E- <text:span text:style-name="T16">Un gestor de arranque es un pequeño programa para arrancar un sistema operativo.</text:span></text:p>
      <text:p text:style-name="P50">Habitualmente se instala en el MBR y asume el rol de MBC.</text:p>
      <text:p text:style-name="P50">En una computadora en la que hay sólo un sistema operativo, no hay referencias a</text:p>
      <text:p text:style-name="P50">pantalla generalmente. Si hay un gestor de arranque, este programa nos permitirá</text:p>
      <text:p text:style-name="P50">elegir el sistema operativo a arrancar.</text:p>
      <text:p text:style-name="P50">El código del MBC de Windows, por ejemplo, busca en la tabla de particiones cual</text:p>
      <text:p text:style-name="P50">es la primer partición primaria con el flag de “booteo” activo y transfiere el control al</text:p>
      <text:p text:style-name="P50">código que se encuentra al comienzo de dicha partición: el PBR (partition boot</text:p>
      <text:p text:style-name="P50">record).</text:p>
      <text:p text:style-name="P50">En el caso del sistema operativo Linux, se puede optar por distintos gestores de</text:p>
      <text:p text:style-name="P50">arranque, por ejemplo, LILO (Linux Loader), GRUB (Grand Unified Bootloader) o</text:p>
      <text:p text:style-name="P50">GAG (Gestor de arranque Gráfico).</text:p>
      <text:p text:style-name="P50"/>
      <text:p text:style-name="P46">F- <text:span text:style-name="T16">A continuación se describe el proceso de arranque normal de UEFI:</text:span></text:p>
      <text:p text:style-name="P46"><text:span text:style-name="T16">- Se busca una partición identificada por el código GUID “C12A7328-F81F-</text:span></text:p>
      <text:p text:style-name="P46"><text:span text:style-name="T16">11D2-BA4B-00A0C93EC93B” en los dispositivos de almacenamiento</text:span></text:p>
      <text:p text:style-name="P46"><text:span text:style-name="T16">particionados con GPT, o bien una partición con tipo 0xEF marcada como</text:span></text:p>
      <text:p text:style-name="P46"><text:span text:style-name="T16">partición de arranque en dispositivos particionados con el esquema MBR. Esta</text:span></text:p>
      <text:p text:style-name="P46"><text:soft-page-break/><text:span text:style-name="T16">es la “EFI System Partition” que debe tener formato UEFI filesystem.</text:span></text:p>
      <text:p text:style-name="P46"><text:span text:style-name="T16">- Si se encuentra esa partición, el firmware accede a su filesystem y carga el</text:span></text:p>
      <text:p text:style-name="P46"><text:span text:style-name="T16">bootloader por defecto desde \EFI\BOOT\boot{arch}.efi o bien el bootloader o</text:span></text:p>
      <text:p text:style-name="P46"><text:span text:style-name="T16">shell que tenga configurado el firmware.</text:span></text:p>
      <text:p text:style-name="P46"><text:span text:style-name="T16">- El bootloader es ejecutado en un entorno en “modo protegido” o en “long mode”</text:span></text:p>
      <text:p text:style-name="P46"><text:span text:style-name="T16">dependiendo de la arquitectura del equipo.</text:span></text:p>
      <text:p text:style-name="P46"><text:span text:style-name="T16">- Utilizando los servicios provistos por el firmware UEFI, el bootloader puede</text:span></text:p>
      <text:p text:style-name="P46"><text:span text:style-name="T16">cargar el sistema deseado, en caso que el kernel a cargar se encuentre en una</text:span></text:p>
      <text:p text:style-name="P46"><text:span text:style-name="T16">partición con un UEFI filesystem. No es necesario que el bootloader tenga</text:span></text:p>
      <text:p text:style-name="P46"><text:span text:style-name="T16">soporte para ningún filesystem ya que puede acceder al mismo usando los</text:span></text:p>
      <text:p text:style-name="P46"><text:span text:style-name="T16">servicios de acceso a archivos provistos por el firmware.</text:span></text:p>
      <text:p text:style-name="P36"/>
      <text:p text:style-name="P51"><text:span text:style-name="T28">G- </text:span><text:span text:style-name="T16">El proceso de arranque en GNU/Linux comienza cuando la BIOS o UEFI inicializa el hardware y busca un dispositivo de arranque. Luego, el cargador de arranque, como GRUB, permite seleccionar el sistema o el kernel que se va a iniciar. A continuación, el kernel de Linux se carga en memoria, reconoce el hardware y monta el sistema de archivos raíz. Finalmente, el sistema de inicio (init o systemd) pone en marcha los servicios necesarios y se presenta la pantalla de inicio de sesión para el usuario.</text:span></text:p>
      <text:p text:style-name="P51"><text:span text:style-name="T33"/></text:p>
      <text:p text:style-name="P51"><text:span text:style-name="T28">H- </text:span><text:span text:style-name="T30">El proceso de parada en GNU/Linux se da cuando el usuario ordena apagar o reiniciar el sistema. En ese momento, el sistema de inicio detiene los servicios y procesos en ejecución, se desmontan los sistemas de archivos asegurando que toda la información quede grabada en disco, y por último el kernel procede a apagar o reiniciar el equipo de manera segura.</text:span></text:p>
      <text:p text:style-name="P47"><text:span text:style-name="T34"/></text:p>
      <text:p text:style-name="P51"><text:span text:style-name="T28">I- </text:span><text:span text:style-name="T30">Sí, es posible tener GNU/Linux junto con otro sistema operativo en la misma computadora. Esto se logra mediante un esquema de arranque dual, donde cada sistema se instala en particiones distintas del disco y el cargador de arranque, como GRUB, permite elegir cuál iniciar al encender el equipo.</text:span></text:p>
      <text:p text:style-name="P44"/>
      <text:p text:style-name="P43"><text:span text:style-name="T7">9</text:span><text:span text:style-name="T5">- </text:span><text:span text:style-name="T9">Archivos y editores</text:span><text:span text:style-name="T2">:</text:span></text:p>
      <text:p text:style-name="P43"><text:span text:style-name="T2"/></text:p>
      <text:p text:style-name="P52"><text:span text:style-name="T29">A- </text:span>En GNU/Linux los archivos se identifican principalmente por su <text:span text:style-name="Strong_20_Emphasis">nombre y extensión</text:span> dentro de un sistema de archivos jerárquico. A diferencia de Windows, la extensión no determina el tipo de archivo, sino que se reconoce por su <text:span text:style-name="Strong_20_Emphasis">contenido</text:span> y permisos. Además, cada archivo tiene un <text:span text:style-name="Strong_20_Emphasis">inode</text:span>, que guarda información como propietario, permisos, tamaño y ubicación en disco.</text:p>
      <text:p text:style-name="P52"/>
      <text:p text:style-name="P54"><text:span text:style-name="T14">B- </text:span><text:span text:style-name="T15">Editores:</text:span><text:span text:style-name="T14"> </text:span></text:p>
      <text:p text:style-name="P54"><text:span text:style-name="T14">- </text:span><text:span text:style-name="Strong_20_Emphasis">Vim</text:span>: es un editor muy potente y avanzado, basado en modos de trabajo (modo comando y modo inserción). Permite programar, automatizar y editar de forma eficiente, aunque tiene una curva de aprendizaje alta.</text:p>
      <text:p text:style-name="P53"><text:span text:style-name="Strong_20_Emphasis">- Nano</text:span>: es un editor simple y fácil de usar en la terminal. Muestra atajos en pantalla y está orientado a principiantes o a ediciones rápidas.</text:p>
      <text:p text:style-name="P53"><text:span text:style-name="Strong_20_Emphasis">- Mcedit</text:span>: es el editor de texto del programa Midnight Commander. Es visual, con menús accesibles y fácil de usar, combinando simplicidad con algunas funciones más avanzadas que nano.</text:p>
      <text:p text:style-name="P53">- cat -n fichero: Muestra el contenido de un fichero (-n lo numera)</text:p>
      <text:p text:style-name="P53">- more fichero: Muestra el contenido de un fichero de forma paginada.</text:p>
      <text:p text:style-name="P53"/>
      <text:p text:style-name="P49">Comandos:</text:p>
      <text:p text:style-name="P54"><text:span text:style-name="T12">- </text:span><text:span text:style-name="T15">C</text:span><text:span text:style-name="T12">at</text:span> -n fichero: Muestra el contenido de un fichero (-n lo numera)</text:p>
      <text:p text:style-name="P54"><text:span text:style-name="T12">- </text:span><text:span text:style-name="T15">M</text:span><text:span text:style-name="T12">ore</text:span> fichero: Muestra el contenido de un fichero de forma paginada.</text:p>
      <text:p text:style-name="P54"><text:soft-page-break/><text:span text:style-name="T12">- </text:span><text:span text:style-name="T15">Less </text:span><text:span text:style-name="T16">muestra el contenido de un archivo de texto en pantalla de forma paginada. Permite desplazarse hacia adelante y atrás sin cargar todo el archivo en memoria. Es muy útil para leer archivos largos.</text:span></text:p>
      <text:p text:style-name="P54"><text:span text:style-name="T16"/></text:p>
      <text:p text:style-name="P49">C- <text:span text:style-name="T16">Hecha en Vbox.</text:span></text:p>
      <text:p text:style-name="P49"><text:span text:style-name="T16"/></text:p>
      <text:p text:style-name="P54"><text:span text:style-name="T15">D- </text:span><text:span text:style-name="T16">identifica el tipo de archivo analizando su contenido, no solo la extensión. Por ejemplo, puede decir si un archivo es un texto, una imagen, un ejecutable, un script, etc.</text:span><text:span text:style-name="T22"> La diferencia es que te avisa que tipo de archivo es.</text:span></text:p>
      <text:p text:style-name="P49"/>
      <text:p text:style-name="P49">E- - cd nombre_directorio:<text:span text:style-name="T16"> Cambia de directorio</text:span></text:p>
      <text:p text:style-name="P49"><text:span text:style-name="T16">- </text:span>cd ..:<text:span text:style-name="T16"> Vuelve al directorio anterior.</text:span></text:p>
      <text:p text:style-name="P49"><text:span text:style-name="T16">- </text:span>mkdir nom_directorio:<text:span text:style-name="T16"> Crea un directorio.</text:span></text:p>
      <text:p text:style-name="P49"><text:span text:style-name="T16">- </text:span>rmdir nom_directorio:<text:span text:style-name="T16"> Elimina un directorio (tiene que estar vacío).</text:span></text:p>
      <text:p text:style-name="P49"><text:span text:style-name="T16">- </text:span>ln:<text:span text:style-name="T16"> crea enlaces entre archivos.</text:span></text:p>
      <text:p text:style-name="P49"><text:span text:style-name="T16">- </text:span>tail archivo:<text:span text:style-name="T16"> Muestra las últimas líneas de un archivo,10 por defecto.</text:span></text:p>
      <text:p text:style-name="P54"><text:span text:style-name="T22">- </text:span><text:span text:style-name="T15">locate: </text:span><text:span text:style-name="T16">busca archivos rápidamente en el sistema usando una base de datos indexada.</text:span></text:p>
      <text:p text:style-name="P49"><text:span text:style-name="T16">- </text:span>ls:<text:span text:style-name="T16"> Lista los ficheros de un directorio concreto.</text:span></text:p>
      <text:p text:style-name="P49"><text:span text:style-name="T16">- </text:span>ls -l:<text:span text:style-name="T16"> Lista también las propiedades y atributos.</text:span></text:p>
      <text:p text:style-name="P49"><text:span text:style-name="T16">- </text:span>ls -la:<text:span text:style-name="T16"> Lista ficheros incluidos los ocultos de sistema.</text:span></text:p>
      <text:p text:style-name="P49"><text:span text:style-name="T16">- </text:span>ls -la | more:<text:span text:style-name="T16"> Lista los ficheros de un directorio de forma paginada.</text:span></text:p>
      <text:p text:style-name="P49"><text:span text:style-name="T16">- </text:span>pwd:<text:span text:style-name="T16"> Visualiza el directorio actual.</text:span></text:p>
      <text:p text:style-name="P49"><text:span text:style-name="T16">- </text:span>cp -dpR fichero1 ruta_fichero2:<text:span text:style-name="T16"> Realiza una copia del fichero1 a ruta_fichero2, cambiándole</text:span></text:p>
      <text:p text:style-name="P49"><text:span text:style-name="T16">el nombre.</text:span></text:p>
      <text:p text:style-name="P49"><text:span text:style-name="T16">- </text:span>cp -dpR fichero1 /directorio:<text:span text:style-name="T16"> Copia fichero1 a directorio,conservando fichero1 el nombre.</text:span></text:p>
      <text:p text:style-name="P49"><text:span text:style-name="T16">- </text:span>mv ruta_fichero1 ruta_fichero2:<text:span text:style-name="T16"> Mueve y/o renombra ficheros o directorios.</text:span></text:p>
      <text:p text:style-name="P54"><text:span text:style-name="T22">- </text:span><text:span text:style-name="T15">find:</text:span><text:span text:style-name="T22"> </text:span><text:span text:style-name="T16">busca archivos de manera más completa recorriendo los directorios en tiempo real.</text:span></text:p>
      <text:p text:style-name="P49"><text:span text:style-name="T16"/></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5T19:43:31.636149084</meta:creation-date>
    <dc:date>2025-08-27T11:55:46.644282579</dc:date>
    <meta:editing-duration>PT1H6M39S</meta:editing-duration>
    <meta:editing-cycles>5</meta:editing-cycles>
    <meta:generator>LibreOffice/24.2.7.2$Linux_X86_64 LibreOffice_project/420$Build-2</meta:generator>
    <meta:document-statistic meta:table-count="0" meta:image-count="0" meta:object-count="0" meta:page-count="9" meta:paragraph-count="243" meta:word-count="3306" meta:character-count="19848" meta:non-whitespace-character-count="16816"/>
  </office:meta>
</office:document-meta>
</file>